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Generika" svg:font-family="Generika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9mm"/>
    </style:style>
    <style:style style:name="ro1" style:family="table-row">
      <style:table-row-properties style:row-height="7.88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Generika" fo:font-weight="normal" style:font-weight-asian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nerik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Generika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tal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eritorija / Territory</text:p>
          </table:table-cell>
          <table:table-cell office:value-type="string" calcext:value-type="string">
            <text:p>BOSNA I HERCEGOVIN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Ukupno Total</text:p>
          </table:table-cell>
          <table:table-cell office:value-type="float" office:value="3531159" calcext:value-type="float">
            <text:p>3531159</text:p>
          </table:table-cell>
          <table:table-cell table:style-name="ce2" table:formula="of:=ROUND(([.B2]/[.$B$2]*100);1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thnic</text:p>
          </table:table-cell>
          <table:table-cell table:style-name="ce2" office:value-type="string" calcext:value-type="string">
            <text:p>absolut</text:p>
          </table:table-cell>
          <table:table-cell table:style-name="ce2" office:value-type="string" calcext:value-type="string">
            <text:p>percent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šnjaci / Bosniaks</text:p>
          </table:table-cell>
          <table:table-cell office:value-type="float" office:value="1769592" calcext:value-type="float">
            <text:p>1769592</text:p>
          </table:table-cell>
          <table:table-cell table:style-name="ce2" table:formula="of:=ROUND(([.B4]/[.$B$2]*100);1)" office:value-type="float" office:value="50.1" calcext:value-type="float">
            <text:p>5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vati / Croats</text:p>
          </table:table-cell>
          <table:table-cell office:value-type="float" office:value="544780" calcext:value-type="float">
            <text:p>544780</text:p>
          </table:table-cell>
          <table:table-cell table:style-name="ce2" table:formula="of:=ROUND(([.B5]/[.$B$2]*100);1)" office:value-type="float" office:value="15.4" calcext:value-type="float">
            <text:p>15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bi / Serbs</text:p>
          </table:table-cell>
          <table:table-cell office:value-type="float" office:value="1086733" calcext:value-type="float">
            <text:p>1086733</text:p>
          </table:table-cell>
          <table:table-cell table:style-name="ce2" table:formula="of:=ROUND(([.B6]/[.$B$2]*100);1)" office:value-type="float" office:value="30.8" calcext:value-type="float">
            <text:p>30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tali / Others</text:p>
          </table:table-cell>
          <table:table-cell office:value-type="float" office:value="130054" calcext:value-type="float">
            <text:p>130054</text:p>
          </table:table-cell>
          <table:table-cell table:style-name="ce2" table:formula="of:=ROUND(([.B7]/[.$B$2]*100);1)" office:value-type="float" office:value="3.7" calcext:value-type="float">
            <text:p>3.7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le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eritorija / Territory</text:p>
          </table:table-cell>
          <table:table-cell office:value-type="string" calcext:value-type="string">
            <text:p>BOSNA I HERCEGOVINA</text:p>
          </table:table-cell>
          <table:table-cell table:style-name="ce2"/>
          <table:table-cell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32270" calcext:value-type="float">
            <text:p>1732270</text:p>
          </table:table-cell>
          <table:table-cell table:style-name="ce2" table:formula="of:=ROUND(([.B2]/[.$B$2]*100);1)" office:value-type="float" office:value="100" calcext:value-type="float">
            <text:p>100</text:p>
          </table:table-cell>
          <table:table-cell/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2" office:value-type="string" calcext:value-type="string">
            <text:p>Ethnic</text:p>
          </table:table-cell>
          <table:table-cell table:style-name="ce2" office:value-type="string" calcext:value-type="string">
            <text:p>absolut</text:p>
          </table:table-cell>
          <table:table-cell table:style-name="ce2" office:value-type="string" calcext:value-type="string">
            <text:p>percentage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Bošnjaci / Bosniaks</text:p>
          </table:table-cell>
          <table:table-cell office:value-type="float" office:value="867492" calcext:value-type="float">
            <text:p>867492</text:p>
          </table:table-cell>
          <table:table-cell table:style-name="ce2" table:formula="of:=ROUND(([.B4]/[.$B$2]*100);1)" office:value-type="float" office:value="50.1" calcext:value-type="float">
            <text:p>50.1</text:p>
          </table:table-cell>
          <table:table-cell/>
          <table:table-cell table:style-name="ce3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Hrvati / Croats</text:p>
          </table:table-cell>
          <table:table-cell office:value-type="float" office:value="267789" calcext:value-type="float">
            <text:p>267789</text:p>
          </table:table-cell>
          <table:table-cell table:style-name="ce2" table:formula="of:=ROUND(([.B5]/[.$B$2]*100);1)" office:value-type="float" office:value="15.5" calcext:value-type="float">
            <text:p>15.5</text:p>
          </table:table-cell>
          <table:table-cell/>
          <table:table-cell table:style-name="ce3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Srbi / Serbs</text:p>
          </table:table-cell>
          <table:table-cell office:value-type="float" office:value="534030" calcext:value-type="float">
            <text:p>534030</text:p>
          </table:table-cell>
          <table:table-cell table:style-name="ce2" table:formula="of:=ROUND(([.B6]/[.$B$2]*100);1)" office:value-type="float" office:value="30.8" calcext:value-type="float">
            <text:p>30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tali / Others</text:p>
          </table:table-cell>
          <table:table-cell office:value-type="float" office:value="62959" calcext:value-type="float">
            <text:p>62959</text:p>
          </table:table-cell>
          <table:table-cell table:style-name="ce2" table:formula="of:=ROUND(([.B7]/[.$B$2]*100);1)" office:value-type="float" office:value="3.6" calcext:value-type="float">
            <text:p>3.6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mal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ce4"/>
        <table:table-column table:style-name="co1" table:number-columns-repeated="1021" table:default-cell-style-name="ce1"/>
        <table:table-row table:style-name="ro1">
          <table:table-cell table:style-name="ce2" office:value-type="string" calcext:value-type="string">
            <text:p>Teritorija / Territory</text:p>
          </table:table-cell>
          <table:table-cell table:style-name="ce2" office:value-type="string" calcext:value-type="string">
            <text:p>BOSNA I HERCEGOVINA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Female</text:p>
          </table:table-cell>
          <table:table-cell table:style-name="ce2" office:value-type="float" office:value="1798889" calcext:value-type="float">
            <text:p>1798889</text:p>
          </table:table-cell>
          <table:table-cell table:style-name="ce2" table:formula="of:=ROUND(([.B2]/[.$B$2]*100);1)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Ethnic</text:p>
          </table:table-cell>
          <table:table-cell table:style-name="ce2" office:value-type="string" calcext:value-type="string">
            <text:p>absolut</text:p>
          </table:table-cell>
          <table:table-cell table:style-name="ce2" office:value-type="string" calcext:value-type="string">
            <text:p>percentag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ošnjaci / Bosniaks</text:p>
          </table:table-cell>
          <table:table-cell table:style-name="ce2" office:value-type="float" office:value="902100" calcext:value-type="float">
            <text:p>902100</text:p>
          </table:table-cell>
          <table:table-cell table:style-name="ce2" table:formula="of:=ROUND(([.B4]/[.$B$2]*100);1)" office:value-type="float" office:value="50.1" calcext:value-type="float">
            <text:p>50.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rvati / Croats</text:p>
          </table:table-cell>
          <table:table-cell table:style-name="ce2" office:value-type="float" office:value="276991" calcext:value-type="float">
            <text:p>276991</text:p>
          </table:table-cell>
          <table:table-cell table:style-name="ce2" table:formula="of:=ROUND(([.B5]/[.$B$2]*100);1)" office:value-type="float" office:value="15.4" calcext:value-type="float">
            <text:p>15.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rbi / Serbs</text:p>
          </table:table-cell>
          <table:table-cell table:style-name="ce2" office:value-type="float" office:value="552703" calcext:value-type="float">
            <text:p>552703</text:p>
          </table:table-cell>
          <table:table-cell table:style-name="ce2" table:formula="of:=ROUND(([.B6]/[.$B$2]*100);1)" office:value-type="float" office:value="30.7" calcext:value-type="float">
            <text:p>30.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Ostali / Others</text:p>
          </table:table-cell>
          <table:table-cell table:style-name="ce2" office:value-type="float" office:value="67095" calcext:value-type="float">
            <text:p>67095</text:p>
          </table:table-cell>
          <table:table-cell table:style-name="ce2" table:formula="of:=ROUND(([.B7]/[.$B$2]*100);1)" office:value-type="float" office:value="3.7" calcext:value-type="float">
            <text:p>3.7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Generika" svg:font-family="Generika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loext:text> SFr. </loext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loext:text> S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loext:text> SFr. </loext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loext:text> SFr.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loext:text> S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loext:text> S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.00.0000</text:date>, <text:time style:data-style-name="N2" text:time-value="12:08:55.45108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ja Juric</meta:initial-creator>
    <meta:creation-date>2016-06-29T17:56:05</meta:creation-date>
    <dc:date>2016-07-05T12:25:08.250298000</dc:date>
    <meta:generator>LibreOffice/4.4.5.2$MacOSX_X86_64 LibreOffice_project/a22f674fd25a3b6f45bdebf25400ed2adff0ff99</meta:generator>
    <meta:editing-duration>PT31M47S</meta:editing-duration>
    <meta:editing-cycles>9</meta:editing-cycles>
    <meta:document-statistic meta:table-count="3" meta:cell-count="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